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325610109425901</text:p>
          </table:table-cell>
          <table:table-cell office:value-type="string" calcext:value-type="string">
            <text:p>2025-02-24 23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013952" calcext:value-type="float">
            <text:p>136.01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10109425901</text:p>
          </table:table-cell>
          <table:table-cell office:value-type="string" calcext:value-type="string">
            <text:p>2025-01-31 15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846312" calcext:value-type="float">
            <text:p>135.84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10109425901</text:p>
          </table:table-cell>
          <table:table-cell office:value-type="string" calcext:value-type="string">
            <text:p>2024-12-20 15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785352" calcext:value-type="float">
            <text:p>135.78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10109425901</text:p>
          </table:table-cell>
          <table:table-cell office:value-type="string" calcext:value-type="string">
            <text:p>2024-11-29 21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654288" calcext:value-type="float">
            <text:p>135.65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10109425901</text:p>
          </table:table-cell>
          <table:table-cell office:value-type="string" calcext:value-type="string">
            <text:p>2024-10-28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571992" calcext:value-type="float">
            <text:p>135.57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10109425901</text:p>
          </table:table-cell>
          <table:table-cell office:value-type="string" calcext:value-type="string">
            <text:p>2024-09-17 22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334248" calcext:value-type="float">
            <text:p>135.33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10109425901</text:p>
          </table:table-cell>
          <table:table-cell office:value-type="string" calcext:value-type="string">
            <text:p>2024-09-17 22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340344" calcext:value-type="float">
            <text:p>135.34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10109425901</text:p>
          </table:table-cell>
          <table:table-cell office:value-type="string" calcext:value-type="string">
            <text:p>2024-08-27 18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248904" calcext:value-type="float">
            <text:p>135.24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10109425901</text:p>
          </table:table-cell>
          <table:table-cell office:value-type="string" calcext:value-type="string">
            <text:p>2024-07-25 18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108696" calcext:value-type="float">
            <text:p>135.10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10109425901</text:p>
          </table:table-cell>
          <table:table-cell office:value-type="string" calcext:value-type="string">
            <text:p>2024-06-26 20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9502" calcext:value-type="float">
            <text:p>134.95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10109425901</text:p>
          </table:table-cell>
          <table:table-cell office:value-type="string" calcext:value-type="string">
            <text:p>2024-05-29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709408" calcext:value-type="float">
            <text:p>134.70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10109425901</text:p>
          </table:table-cell>
          <table:table-cell office:value-type="string" calcext:value-type="string">
            <text:p>2024-04-20 17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383272" calcext:value-type="float">
            <text:p>134.38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10109425901</text:p>
          </table:table-cell>
          <table:table-cell office:value-type="string" calcext:value-type="string">
            <text:p>2024-03-19 19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176008" calcext:value-type="float">
            <text:p>134.17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10109425901</text:p>
          </table:table-cell>
          <table:table-cell office:value-type="string" calcext:value-type="string">
            <text:p>2024-02-2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136384" calcext:value-type="float">
            <text:p>134.13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10109425901</text:p>
          </table:table-cell>
          <table:table-cell office:value-type="string" calcext:value-type="string">
            <text:p>2024-01-30 22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008368" calcext:value-type="float">
            <text:p>134.00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10109425901</text:p>
          </table:table-cell>
          <table:table-cell office:value-type="string" calcext:value-type="string">
            <text:p>2023-12-21 17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20344" calcext:value-type="float">
            <text:p>134.2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10109425901</text:p>
          </table:table-cell>
          <table:table-cell office:value-type="string" calcext:value-type="string">
            <text:p>2023-11-30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12724" calcext:value-type="float">
            <text:p>134.12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10109425901</text:p>
          </table:table-cell>
          <table:table-cell office:value-type="string" calcext:value-type="string">
            <text:p>2023-10-30 21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176008" calcext:value-type="float">
            <text:p>134.17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10109425901</text:p>
          </table:table-cell>
          <table:table-cell office:value-type="string" calcext:value-type="string">
            <text:p>2023-08-29 01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801104" calcext:value-type="float">
            <text:p>133.80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10109425901</text:p>
          </table:table-cell>
          <table:table-cell office:value-type="string" calcext:value-type="string">
            <text:p>2023-07-28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79196" calcext:value-type="float">
            <text:p>133.79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10109425901</text:p>
          </table:table-cell>
          <table:table-cell office:value-type="string" calcext:value-type="string">
            <text:p>2023-06-28 01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557264" calcext:value-type="float">
            <text:p>133.55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10109425901</text:p>
          </table:table-cell>
          <table:table-cell office:value-type="string" calcext:value-type="string">
            <text:p>2023-05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191504" calcext:value-type="float">
            <text:p>133.19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10109425901</text:p>
          </table:table-cell>
          <table:table-cell office:value-type="string" calcext:value-type="string">
            <text:p>2023-04-28 19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959856" calcext:value-type="float">
            <text:p>132.95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10109425901</text:p>
          </table:table-cell>
          <table:table-cell office:value-type="string" calcext:value-type="string">
            <text:p>2023-03-21 16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584952" calcext:value-type="float">
            <text:p>132.58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10109425901</text:p>
          </table:table-cell>
          <table:table-cell office:value-type="string" calcext:value-type="string">
            <text:p>2023-02-27 22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472176" calcext:value-type="float">
            <text:p>132.47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10109425901</text:p>
          </table:table-cell>
          <table:table-cell office:value-type="string" calcext:value-type="string">
            <text:p>2023-01-26 1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338064" calcext:value-type="float">
            <text:p>132.33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10109425901</text:p>
          </table:table-cell>
          <table:table-cell office:value-type="string" calcext:value-type="string">
            <text:p>2022-12-16 22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34416" calcext:value-type="float">
            <text:p>132.3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10109425901</text:p>
          </table:table-cell>
          <table:table-cell office:value-type="string" calcext:value-type="string">
            <text:p>2022-11-29 18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335016" calcext:value-type="float">
            <text:p>132.33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10109425901</text:p>
          </table:table-cell>
          <table:table-cell office:value-type="string" calcext:value-type="string">
            <text:p>2022-10-28 20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271008" calcext:value-type="float">
            <text:p>132.27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10109425901</text:p>
          </table:table-cell>
          <table:table-cell office:value-type="string" calcext:value-type="string">
            <text:p>2022-09-28 00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14604" calcext:value-type="float">
            <text:p>132.14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10109425901</text:p>
          </table:table-cell>
          <table:table-cell office:value-type="string" calcext:value-type="string">
            <text:p>2022-08-27 18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08508" calcext:value-type="float">
            <text:p>132.08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10109425901</text:p>
          </table:table-cell>
          <table:table-cell office:value-type="string" calcext:value-type="string">
            <text:p>2022-07-28 15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243576" calcext:value-type="float">
            <text:p>132.24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10109425901</text:p>
          </table:table-cell>
          <table:table-cell office:value-type="string" calcext:value-type="string">
            <text:p>2022-06-29 21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060696" calcext:value-type="float">
            <text:p>132.06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10109425901</text:p>
          </table:table-cell>
          <table:table-cell office:value-type="string" calcext:value-type="string">
            <text:p>2022-05-3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960112" calcext:value-type="float">
            <text:p>131.96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10109425901</text:p>
          </table:table-cell>
          <table:table-cell office:value-type="string" calcext:value-type="string">
            <text:p>2022-04-27 21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606544" calcext:value-type="float">
            <text:p>131.60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10109425901</text:p>
          </table:table-cell>
          <table:table-cell office:value-type="string" calcext:value-type="string">
            <text:p>2022-03-15 20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295648" calcext:value-type="float">
            <text:p>131.29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10109425901</text:p>
          </table:table-cell>
          <table:table-cell office:value-type="string" calcext:value-type="string">
            <text:p>2022-02-26 17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176776" calcext:value-type="float">
            <text:p>131.17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10109425901</text:p>
          </table:table-cell>
          <table:table-cell office:value-type="string" calcext:value-type="string">
            <text:p>2022-01-27 22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015232" calcext:value-type="float">
            <text:p>131.01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10109425901</text:p>
          </table:table-cell>
          <table:table-cell office:value-type="string" calcext:value-type="string">
            <text:p>2021-12-16 20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817112" calcext:value-type="float">
            <text:p>130.81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10109425901</text:p>
          </table:table-cell>
          <table:table-cell office:value-type="string" calcext:value-type="string">
            <text:p>2021-11-23 20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734816" calcext:value-type="float">
            <text:p>130.73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10109425901</text:p>
          </table:table-cell>
          <table:table-cell office:value-type="string" calcext:value-type="string">
            <text:p>2021-10-27 21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570224" calcext:value-type="float">
            <text:p>130.57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10109425901</text:p>
          </table:table-cell>
          <table:table-cell office:value-type="string" calcext:value-type="string">
            <text:p>2021-09-14 16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448304" calcext:value-type="float">
            <text:p>130.44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10109425901</text:p>
          </table:table-cell>
          <table:table-cell office:value-type="string" calcext:value-type="string">
            <text:p>2021-08-2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46964" calcext:value-type="float">
            <text:p>130.46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10109425901</text:p>
          </table:table-cell>
          <table:table-cell office:value-type="string" calcext:value-type="string">
            <text:p>2021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466592" calcext:value-type="float">
            <text:p>130.46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10109425901</text:p>
          </table:table-cell>
          <table:table-cell office:value-type="string" calcext:value-type="string">
            <text:p>2021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460496" calcext:value-type="float">
            <text:p>130.46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10109425901</text:p>
          </table:table-cell>
          <table:table-cell office:value-type="string" calcext:value-type="string">
            <text:p>2021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451352" calcext:value-type="float">
            <text:p>130.45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10109425901</text:p>
          </table:table-cell>
          <table:table-cell office:value-type="string" calcext:value-type="string">
            <text:p>2021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4544" calcext:value-type="float">
            <text:p>130.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10109425901</text:p>
          </table:table-cell>
          <table:table-cell office:value-type="string" calcext:value-type="string">
            <text:p>2021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46964" calcext:value-type="float">
            <text:p>130.46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10109425901</text:p>
          </table:table-cell>
          <table:table-cell office:value-type="string" calcext:value-type="string">
            <text:p>2021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475736" calcext:value-type="float">
            <text:p>130.47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10109425901</text:p>
          </table:table-cell>
          <table:table-cell office:value-type="string" calcext:value-type="string">
            <text:p>2021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478784" calcext:value-type="float">
            <text:p>130.47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10109425901</text:p>
          </table:table-cell>
          <table:table-cell office:value-type="string" calcext:value-type="string">
            <text:p>2021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478784" calcext:value-type="float">
            <text:p>130.47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10109425901</text:p>
          </table:table-cell>
          <table:table-cell office:value-type="string" calcext:value-type="string">
            <text:p>2021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50012" calcext:value-type="float">
            <text:p>130.50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10109425901</text:p>
          </table:table-cell>
          <table:table-cell office:value-type="string" calcext:value-type="string">
            <text:p>2021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512312" calcext:value-type="float">
            <text:p>130.51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10109425901</text:p>
          </table:table-cell>
          <table:table-cell office:value-type="string" calcext:value-type="string">
            <text:p>2021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506216" calcext:value-type="float">
            <text:p>130.50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10109425901</text:p>
          </table:table-cell>
          <table:table-cell office:value-type="string" calcext:value-type="string">
            <text:p>2021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487928" calcext:value-type="float">
            <text:p>130.48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10109425901</text:p>
          </table:table-cell>
          <table:table-cell office:value-type="string" calcext:value-type="string">
            <text:p>2021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48488" calcext:value-type="float">
            <text:p>130.4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10109425901</text:p>
          </table:table-cell>
          <table:table-cell office:value-type="string" calcext:value-type="string">
            <text:p>2021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494024" calcext:value-type="float">
            <text:p>130.49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10109425901</text:p>
          </table:table-cell>
          <table:table-cell office:value-type="string" calcext:value-type="string">
            <text:p>2021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503168" calcext:value-type="float">
            <text:p>130.50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10109425901</text:p>
          </table:table-cell>
          <table:table-cell office:value-type="string" calcext:value-type="string">
            <text:p>2021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512312" calcext:value-type="float">
            <text:p>130.51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10109425901</text:p>
          </table:table-cell>
          <table:table-cell office:value-type="string" calcext:value-type="string">
            <text:p>2021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51536" calcext:value-type="float">
            <text:p>130.5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10109425901</text:p>
          </table:table-cell>
          <table:table-cell office:value-type="string" calcext:value-type="string">
            <text:p>2021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503168" calcext:value-type="float">
            <text:p>130.50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10109425901</text:p>
          </table:table-cell>
          <table:table-cell office:value-type="string" calcext:value-type="string">
            <text:p>2021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48488" calcext:value-type="float">
            <text:p>130.4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10109425901</text:p>
          </table:table-cell>
          <table:table-cell office:value-type="string" calcext:value-type="string">
            <text:p>2021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478784" calcext:value-type="float">
            <text:p>130.47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10109425901</text:p>
          </table:table-cell>
          <table:table-cell office:value-type="string" calcext:value-type="string">
            <text:p>2021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490976" calcext:value-type="float">
            <text:p>130.49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10109425901</text:p>
          </table:table-cell>
          <table:table-cell office:value-type="string" calcext:value-type="string">
            <text:p>2021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503168" calcext:value-type="float">
            <text:p>130.50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10109425901</text:p>
          </table:table-cell>
          <table:table-cell office:value-type="string" calcext:value-type="string">
            <text:p>2021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509264" calcext:value-type="float">
            <text:p>130.50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10109425901</text:p>
          </table:table-cell>
          <table:table-cell office:value-type="string" calcext:value-type="string">
            <text:p>202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51536" calcext:value-type="float">
            <text:p>130.5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10109425901</text:p>
          </table:table-cell>
          <table:table-cell office:value-type="string" calcext:value-type="string">
            <text:p>2021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51536" calcext:value-type="float">
            <text:p>130.5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10109425901</text:p>
          </table:table-cell>
          <table:table-cell office:value-type="string" calcext:value-type="string">
            <text:p>2021-07-29 21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524504" calcext:value-type="float">
            <text:p>130.52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10109425901</text:p>
          </table:table-cell>
          <table:table-cell office:value-type="string" calcext:value-type="string">
            <text:p>2021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548888" calcext:value-type="float">
            <text:p>130.54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10109425901</text:p>
          </table:table-cell>
          <table:table-cell office:value-type="string" calcext:value-type="string">
            <text:p>2021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567176" calcext:value-type="float">
            <text:p>130.56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10109425901</text:p>
          </table:table-cell>
          <table:table-cell office:value-type="string" calcext:value-type="string">
            <text:p>2021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585464" calcext:value-type="float">
            <text:p>130.58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10109425901</text:p>
          </table:table-cell>
          <table:table-cell office:value-type="string" calcext:value-type="string">
            <text:p>2021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603752" calcext:value-type="float">
            <text:p>130.60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10109425901</text:p>
          </table:table-cell>
          <table:table-cell office:value-type="string" calcext:value-type="string">
            <text:p>2021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6068" calcext:value-type="float">
            <text:p>130.6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10109425901</text:p>
          </table:table-cell>
          <table:table-cell office:value-type="string" calcext:value-type="string">
            <text:p>2021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625088" calcext:value-type="float">
            <text:p>130.62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10109425901</text:p>
          </table:table-cell>
          <table:table-cell office:value-type="string" calcext:value-type="string">
            <text:p>2021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63728" calcext:value-type="float">
            <text:p>130.6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10109425901</text:p>
          </table:table-cell>
          <table:table-cell office:value-type="string" calcext:value-type="string">
            <text:p>2021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63728" calcext:value-type="float">
            <text:p>130.6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10109425901</text:p>
          </table:table-cell>
          <table:table-cell office:value-type="string" calcext:value-type="string">
            <text:p>2021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649472" calcext:value-type="float">
            <text:p>130.64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10109425901</text:p>
          </table:table-cell>
          <table:table-cell office:value-type="string" calcext:value-type="string">
            <text:p>2021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673856" calcext:value-type="float">
            <text:p>130.67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10109425901</text:p>
          </table:table-cell>
          <table:table-cell office:value-type="string" calcext:value-type="string">
            <text:p>2021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679952" calcext:value-type="float">
            <text:p>130.67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10109425901</text:p>
          </table:table-cell>
          <table:table-cell office:value-type="string" calcext:value-type="string">
            <text:p>2021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69824" calcext:value-type="float">
            <text:p>130.6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10109425901</text:p>
          </table:table-cell>
          <table:table-cell office:value-type="string" calcext:value-type="string">
            <text:p>2021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707384" calcext:value-type="float">
            <text:p>130.70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10109425901</text:p>
          </table:table-cell>
          <table:table-cell office:value-type="string" calcext:value-type="string">
            <text:p>2021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695192" calcext:value-type="float">
            <text:p>130.69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10109425901</text:p>
          </table:table-cell>
          <table:table-cell office:value-type="string" calcext:value-type="string">
            <text:p>2021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719576" calcext:value-type="float">
            <text:p>130.71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10109425901</text:p>
          </table:table-cell>
          <table:table-cell office:value-type="string" calcext:value-type="string">
            <text:p>2021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737864" calcext:value-type="float">
            <text:p>130.73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10109425901</text:p>
          </table:table-cell>
          <table:table-cell office:value-type="string" calcext:value-type="string">
            <text:p>2021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725672" calcext:value-type="float">
            <text:p>130.72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10109425901</text:p>
          </table:table-cell>
          <table:table-cell office:value-type="string" calcext:value-type="string">
            <text:p>2021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716528" calcext:value-type="float">
            <text:p>130.71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10109425901</text:p>
          </table:table-cell>
          <table:table-cell office:value-type="string" calcext:value-type="string">
            <text:p>2021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701288" calcext:value-type="float">
            <text:p>130.70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10109425901</text:p>
          </table:table-cell>
          <table:table-cell office:value-type="string" calcext:value-type="string">
            <text:p>2021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695192" calcext:value-type="float">
            <text:p>130.69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10109425901</text:p>
          </table:table-cell>
          <table:table-cell office:value-type="string" calcext:value-type="string">
            <text:p>2021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719576" calcext:value-type="float">
            <text:p>130.71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10109425901</text:p>
          </table:table-cell>
          <table:table-cell office:value-type="string" calcext:value-type="string">
            <text:p>2021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740912" calcext:value-type="float">
            <text:p>130.74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10109425901</text:p>
          </table:table-cell>
          <table:table-cell office:value-type="string" calcext:value-type="string">
            <text:p>2021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74396" calcext:value-type="float">
            <text:p>130.74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10109425901</text:p>
          </table:table-cell>
          <table:table-cell office:value-type="string" calcext:value-type="string">
            <text:p>2021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734816" calcext:value-type="float">
            <text:p>130.73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10109425901</text:p>
          </table:table-cell>
          <table:table-cell office:value-type="string" calcext:value-type="string">
            <text:p>2021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737864" calcext:value-type="float">
            <text:p>130.73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10109425901</text:p>
          </table:table-cell>
          <table:table-cell office:value-type="string" calcext:value-type="string">
            <text:p>2021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72872" calcext:value-type="float">
            <text:p>130.7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10109425901</text:p>
          </table:table-cell>
          <table:table-cell office:value-type="string" calcext:value-type="string">
            <text:p>2021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710432" calcext:value-type="float">
            <text:p>130.71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10109425901</text:p>
          </table:table-cell>
          <table:table-cell office:value-type="string" calcext:value-type="string">
            <text:p>2021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719576" calcext:value-type="float">
            <text:p>130.71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10109425901</text:p>
          </table:table-cell>
          <table:table-cell office:value-type="string" calcext:value-type="string">
            <text:p>202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722624" calcext:value-type="float">
            <text:p>130.72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10109425901</text:p>
          </table:table-cell>
          <table:table-cell office:value-type="string" calcext:value-type="string">
            <text:p>2021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722624" calcext:value-type="float">
            <text:p>130.72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10109425901</text:p>
          </table:table-cell>
          <table:table-cell office:value-type="string" calcext:value-type="string">
            <text:p>2021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716528" calcext:value-type="float">
            <text:p>130.71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10109425901</text:p>
          </table:table-cell>
          <table:table-cell office:value-type="string" calcext:value-type="string">
            <text:p>2021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69824" calcext:value-type="float">
            <text:p>130.6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10109425901</text:p>
          </table:table-cell>
          <table:table-cell office:value-type="string" calcext:value-type="string">
            <text:p>2021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686048" calcext:value-type="float">
            <text:p>130.68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10109425901</text:p>
          </table:table-cell>
          <table:table-cell office:value-type="string" calcext:value-type="string">
            <text:p>2021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679952" calcext:value-type="float">
            <text:p>130.67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10109425901</text:p>
          </table:table-cell>
          <table:table-cell office:value-type="string" calcext:value-type="string">
            <text:p>2021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676904" calcext:value-type="float">
            <text:p>130.67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10109425901</text:p>
          </table:table-cell>
          <table:table-cell office:value-type="string" calcext:value-type="string">
            <text:p>2021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664712" calcext:value-type="float">
            <text:p>130.66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10109425901</text:p>
          </table:table-cell>
          <table:table-cell office:value-type="string" calcext:value-type="string">
            <text:p>2021-06-22 13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655568" calcext:value-type="float">
            <text:p>130.65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10109425901</text:p>
          </table:table-cell>
          <table:table-cell office:value-type="string" calcext:value-type="string">
            <text:p>2021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65252" calcext:value-type="float">
            <text:p>130.65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10109425901</text:p>
          </table:table-cell>
          <table:table-cell office:value-type="string" calcext:value-type="string">
            <text:p>2021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631184" calcext:value-type="float">
            <text:p>130.63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10109425901</text:p>
          </table:table-cell>
          <table:table-cell office:value-type="string" calcext:value-type="string">
            <text:p>2021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612896" calcext:value-type="float">
            <text:p>130.61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10109425901</text:p>
          </table:table-cell>
          <table:table-cell office:value-type="string" calcext:value-type="string">
            <text:p>2021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600704" calcext:value-type="float">
            <text:p>130.60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10109425901</text:p>
          </table:table-cell>
          <table:table-cell office:value-type="string" calcext:value-type="string">
            <text:p>2021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594608" calcext:value-type="float">
            <text:p>130.59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10109425901</text:p>
          </table:table-cell>
          <table:table-cell office:value-type="string" calcext:value-type="string">
            <text:p>2021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585464" calcext:value-type="float">
            <text:p>130.58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10109425901</text:p>
          </table:table-cell>
          <table:table-cell office:value-type="string" calcext:value-type="string">
            <text:p>2021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573272" calcext:value-type="float">
            <text:p>130.57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10109425901</text:p>
          </table:table-cell>
          <table:table-cell office:value-type="string" calcext:value-type="string">
            <text:p>2021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585464" calcext:value-type="float">
            <text:p>130.58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10109425901</text:p>
          </table:table-cell>
          <table:table-cell office:value-type="string" calcext:value-type="string">
            <text:p>2021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579368" calcext:value-type="float">
            <text:p>130.57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10109425901</text:p>
          </table:table-cell>
          <table:table-cell office:value-type="string" calcext:value-type="string">
            <text:p>2021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570224" calcext:value-type="float">
            <text:p>130.57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10109425901</text:p>
          </table:table-cell>
          <table:table-cell office:value-type="string" calcext:value-type="string">
            <text:p>2021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56108" calcext:value-type="float">
            <text:p>130.56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10109425901</text:p>
          </table:table-cell>
          <table:table-cell office:value-type="string" calcext:value-type="string">
            <text:p>2021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554984" calcext:value-type="float">
            <text:p>130.55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10109425901</text:p>
          </table:table-cell>
          <table:table-cell office:value-type="string" calcext:value-type="string">
            <text:p>2021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554984" calcext:value-type="float">
            <text:p>130.55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10109425901</text:p>
          </table:table-cell>
          <table:table-cell office:value-type="string" calcext:value-type="string">
            <text:p>2021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536696" calcext:value-type="float">
            <text:p>130.53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10109425901</text:p>
          </table:table-cell>
          <table:table-cell office:value-type="string" calcext:value-type="string">
            <text:p>2021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518408" calcext:value-type="float">
            <text:p>130.51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10109425901</text:p>
          </table:table-cell>
          <table:table-cell office:value-type="string" calcext:value-type="string">
            <text:p>2021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506216" calcext:value-type="float">
            <text:p>130.50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10109425901</text:p>
          </table:table-cell>
          <table:table-cell office:value-type="string" calcext:value-type="string">
            <text:p>2021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509264" calcext:value-type="float">
            <text:p>130.50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10109425901</text:p>
          </table:table-cell>
          <table:table-cell office:value-type="string" calcext:value-type="string">
            <text:p>2021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494024" calcext:value-type="float">
            <text:p>130.49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10109425901</text:p>
          </table:table-cell>
          <table:table-cell office:value-type="string" calcext:value-type="string">
            <text:p>2021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478784" calcext:value-type="float">
            <text:p>130.47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10109425901</text:p>
          </table:table-cell>
          <table:table-cell office:value-type="string" calcext:value-type="string">
            <text:p>2021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487928" calcext:value-type="float">
            <text:p>130.48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10109425901</text:p>
          </table:table-cell>
          <table:table-cell office:value-type="string" calcext:value-type="string">
            <text:p>2021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497072" calcext:value-type="float">
            <text:p>130.49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10109425901</text:p>
          </table:table-cell>
          <table:table-cell office:value-type="string" calcext:value-type="string">
            <text:p>202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512312" calcext:value-type="float">
            <text:p>130.51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10109425901</text:p>
          </table:table-cell>
          <table:table-cell office:value-type="string" calcext:value-type="string">
            <text:p>2021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494024" calcext:value-type="float">
            <text:p>130.49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10109425901</text:p>
          </table:table-cell>
          <table:table-cell office:value-type="string" calcext:value-type="string">
            <text:p>2021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481832" calcext:value-type="float">
            <text:p>130.48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10109425901</text:p>
          </table:table-cell>
          <table:table-cell office:value-type="string" calcext:value-type="string">
            <text:p>2021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472688" calcext:value-type="float">
            <text:p>130.47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10109425901</text:p>
          </table:table-cell>
          <table:table-cell office:value-type="string" calcext:value-type="string">
            <text:p>2021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463544" calcext:value-type="float">
            <text:p>130.46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10109425901</text:p>
          </table:table-cell>
          <table:table-cell office:value-type="string" calcext:value-type="string">
            <text:p>2021-05-26 20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463544" calcext:value-type="float">
            <text:p>130.46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10109425901</text:p>
          </table:table-cell>
          <table:table-cell office:value-type="string" calcext:value-type="string">
            <text:p>2021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442208" calcext:value-type="float">
            <text:p>130.44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10109425901</text:p>
          </table:table-cell>
          <table:table-cell office:value-type="string" calcext:value-type="string">
            <text:p>2021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42392" calcext:value-type="float">
            <text:p>130.4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10109425901</text:p>
          </table:table-cell>
          <table:table-cell office:value-type="string" calcext:value-type="string">
            <text:p>2021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414776" calcext:value-type="float">
            <text:p>130.41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10109425901</text:p>
          </table:table-cell>
          <table:table-cell office:value-type="string" calcext:value-type="string">
            <text:p>2021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414776" calcext:value-type="float">
            <text:p>130.41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10109425901</text:p>
          </table:table-cell>
          <table:table-cell office:value-type="string" calcext:value-type="string">
            <text:p>2021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426968" calcext:value-type="float">
            <text:p>130.42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10109425901</text:p>
          </table:table-cell>
          <table:table-cell office:value-type="string" calcext:value-type="string">
            <text:p>2021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40868" calcext:value-type="float">
            <text:p>130.40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10109425901</text:p>
          </table:table-cell>
          <table:table-cell office:value-type="string" calcext:value-type="string">
            <text:p>2021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396488" calcext:value-type="float">
            <text:p>130.39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10109425901</text:p>
          </table:table-cell>
          <table:table-cell office:value-type="string" calcext:value-type="string">
            <text:p>2021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390392" calcext:value-type="float">
            <text:p>130.39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10109425901</text:p>
          </table:table-cell>
          <table:table-cell office:value-type="string" calcext:value-type="string">
            <text:p>2021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3782" calcext:value-type="float">
            <text:p>130.37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10109425901</text:p>
          </table:table-cell>
          <table:table-cell office:value-type="string" calcext:value-type="string">
            <text:p>2021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359912" calcext:value-type="float">
            <text:p>130.35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10109425901</text:p>
          </table:table-cell>
          <table:table-cell office:value-type="string" calcext:value-type="string">
            <text:p>2021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344672" calcext:value-type="float">
            <text:p>130.34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10109425901</text:p>
          </table:table-cell>
          <table:table-cell office:value-type="string" calcext:value-type="string">
            <text:p>2021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341624" calcext:value-type="float">
            <text:p>130.34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10109425901</text:p>
          </table:table-cell>
          <table:table-cell office:value-type="string" calcext:value-type="string">
            <text:p>2021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338576" calcext:value-type="float">
            <text:p>130.33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10109425901</text:p>
          </table:table-cell>
          <table:table-cell office:value-type="string" calcext:value-type="string">
            <text:p>2021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323336" calcext:value-type="float">
            <text:p>130.32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10109425901</text:p>
          </table:table-cell>
          <table:table-cell office:value-type="string" calcext:value-type="string">
            <text:p>2021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298952" calcext:value-type="float">
            <text:p>130.29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10109425901</text:p>
          </table:table-cell>
          <table:table-cell office:value-type="string" calcext:value-type="string">
            <text:p>2021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277616" calcext:value-type="float">
            <text:p>130.27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10109425901</text:p>
          </table:table-cell>
          <table:table-cell office:value-type="string" calcext:value-type="string">
            <text:p>2021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262376" calcext:value-type="float">
            <text:p>130.26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10109425901</text:p>
          </table:table-cell>
          <table:table-cell office:value-type="string" calcext:value-type="string">
            <text:p>2021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247136" calcext:value-type="float">
            <text:p>130.24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10109425901</text:p>
          </table:table-cell>
          <table:table-cell office:value-type="string" calcext:value-type="string">
            <text:p>2021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237992" calcext:value-type="float">
            <text:p>130.23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10109425901</text:p>
          </table:table-cell>
          <table:table-cell office:value-type="string" calcext:value-type="string">
            <text:p>2021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237992" calcext:value-type="float">
            <text:p>130.23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10109425901</text:p>
          </table:table-cell>
          <table:table-cell office:value-type="string" calcext:value-type="string">
            <text:p>2021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237992" calcext:value-type="float">
            <text:p>130.23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10109425901</text:p>
          </table:table-cell>
          <table:table-cell office:value-type="string" calcext:value-type="string">
            <text:p>2021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228848" calcext:value-type="float">
            <text:p>130.22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10109425901</text:p>
          </table:table-cell>
          <table:table-cell office:value-type="string" calcext:value-type="string">
            <text:p>2021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219704" calcext:value-type="float">
            <text:p>130.21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10109425901</text:p>
          </table:table-cell>
          <table:table-cell office:value-type="string" calcext:value-type="string">
            <text:p>2021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198368" calcext:value-type="float">
            <text:p>130.19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10109425901</text:p>
          </table:table-cell>
          <table:table-cell office:value-type="string" calcext:value-type="string">
            <text:p>2021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207512" calcext:value-type="float">
            <text:p>130.20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10109425901</text:p>
          </table:table-cell>
          <table:table-cell office:value-type="string" calcext:value-type="string">
            <text:p>202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222752" calcext:value-type="float">
            <text:p>130.22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10109425901</text:p>
          </table:table-cell>
          <table:table-cell office:value-type="string" calcext:value-type="string">
            <text:p>2021-04-29 19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222752" calcext:value-type="float">
            <text:p>130.22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10109425901</text:p>
          </table:table-cell>
          <table:table-cell office:value-type="string" calcext:value-type="string">
            <text:p>2021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189224" calcext:value-type="float">
            <text:p>130.18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10109425901</text:p>
          </table:table-cell>
          <table:table-cell office:value-type="string" calcext:value-type="string">
            <text:p>2021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152648" calcext:value-type="float">
            <text:p>130.15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10109425901</text:p>
          </table:table-cell>
          <table:table-cell office:value-type="string" calcext:value-type="string">
            <text:p>2021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11912" calcext:value-type="float">
            <text:p>130.1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10109425901</text:p>
          </table:table-cell>
          <table:table-cell office:value-type="string" calcext:value-type="string">
            <text:p>2021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091688" calcext:value-type="float">
            <text:p>130.09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10109425901</text:p>
          </table:table-cell>
          <table:table-cell office:value-type="string" calcext:value-type="string">
            <text:p>2021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091688" calcext:value-type="float">
            <text:p>130.09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10109425901</text:p>
          </table:table-cell>
          <table:table-cell office:value-type="string" calcext:value-type="string">
            <text:p>2021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097784" calcext:value-type="float">
            <text:p>130.09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10109425901</text:p>
          </table:table-cell>
          <table:table-cell office:value-type="string" calcext:value-type="string">
            <text:p>2021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082544" calcext:value-type="float">
            <text:p>130.08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10109425901</text:p>
          </table:table-cell>
          <table:table-cell office:value-type="string" calcext:value-type="string">
            <text:p>2021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100832" calcext:value-type="float">
            <text:p>130.10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10109425901</text:p>
          </table:table-cell>
          <table:table-cell office:value-type="string" calcext:value-type="string">
            <text:p>2021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131312" calcext:value-type="float">
            <text:p>130.13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10109425901</text:p>
          </table:table-cell>
          <table:table-cell office:value-type="string" calcext:value-type="string">
            <text:p>2021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140456" calcext:value-type="float">
            <text:p>130.14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10109425901</text:p>
          </table:table-cell>
          <table:table-cell office:value-type="string" calcext:value-type="string">
            <text:p>2021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113024" calcext:value-type="float">
            <text:p>130.11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10109425901</text:p>
          </table:table-cell>
          <table:table-cell office:value-type="string" calcext:value-type="string">
            <text:p>2021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076448" calcext:value-type="float">
            <text:p>130.07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10109425901</text:p>
          </table:table-cell>
          <table:table-cell office:value-type="string" calcext:value-type="string">
            <text:p>2021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052064" calcext:value-type="float">
            <text:p>130.05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10109425901</text:p>
          </table:table-cell>
          <table:table-cell office:value-type="string" calcext:value-type="string">
            <text:p>2021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061208" calcext:value-type="float">
            <text:p>130.06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10109425901</text:p>
          </table:table-cell>
          <table:table-cell office:value-type="string" calcext:value-type="string">
            <text:p>2021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064256" calcext:value-type="float">
            <text:p>130.06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10109425901</text:p>
          </table:table-cell>
          <table:table-cell office:value-type="string" calcext:value-type="string">
            <text:p>2021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036824" calcext:value-type="float">
            <text:p>130.03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10109425901</text:p>
          </table:table-cell>
          <table:table-cell office:value-type="string" calcext:value-type="string">
            <text:p>2021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024632" calcext:value-type="float">
            <text:p>130.02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10109425901</text:p>
          </table:table-cell>
          <table:table-cell office:value-type="string" calcext:value-type="string">
            <text:p>2021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039872" calcext:value-type="float">
            <text:p>130.03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10109425901</text:p>
          </table:table-cell>
          <table:table-cell office:value-type="string" calcext:value-type="string">
            <text:p>2021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052064" calcext:value-type="float">
            <text:p>130.05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10109425901</text:p>
          </table:table-cell>
          <table:table-cell office:value-type="string" calcext:value-type="string">
            <text:p>2021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039872" calcext:value-type="float">
            <text:p>130.03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10109425901</text:p>
          </table:table-cell>
          <table:table-cell office:value-type="string" calcext:value-type="string">
            <text:p>2021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02768" calcext:value-type="float">
            <text:p>130.0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10109425901</text:p>
          </table:table-cell>
          <table:table-cell office:value-type="string" calcext:value-type="string">
            <text:p>2021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018536" calcext:value-type="float">
            <text:p>130.01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10109425901</text:p>
          </table:table-cell>
          <table:table-cell office:value-type="string" calcext:value-type="string">
            <text:p>2021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972816" calcext:value-type="float">
            <text:p>129.97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10109425901</text:p>
          </table:table-cell>
          <table:table-cell office:value-type="string" calcext:value-type="string">
            <text:p>2021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939288" calcext:value-type="float">
            <text:p>129.93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10109425901</text:p>
          </table:table-cell>
          <table:table-cell office:value-type="string" calcext:value-type="string">
            <text:p>2021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924048" calcext:value-type="float">
            <text:p>129.92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10109425901</text:p>
          </table:table-cell>
          <table:table-cell office:value-type="string" calcext:value-type="string">
            <text:p>2021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884424" calcext:value-type="float">
            <text:p>129.88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10109425901</text:p>
          </table:table-cell>
          <table:table-cell office:value-type="string" calcext:value-type="string">
            <text:p>2021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8448" calcext:value-type="float">
            <text:p>129.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10109425901</text:p>
          </table:table-cell>
          <table:table-cell office:value-type="string" calcext:value-type="string">
            <text:p>2021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841752" calcext:value-type="float">
            <text:p>129.84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10109425901</text:p>
          </table:table-cell>
          <table:table-cell office:value-type="string" calcext:value-type="string">
            <text:p>202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820416" calcext:value-type="float">
            <text:p>129.82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10109425901</text:p>
          </table:table-cell>
          <table:table-cell office:value-type="string" calcext:value-type="string">
            <text:p>2021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786888" calcext:value-type="float">
            <text:p>129.78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10109425901</text:p>
          </table:table-cell>
          <table:table-cell office:value-type="string" calcext:value-type="string">
            <text:p>2021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796032" calcext:value-type="float">
            <text:p>129.79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10109425901</text:p>
          </table:table-cell>
          <table:table-cell office:value-type="string" calcext:value-type="string">
            <text:p>2021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81432" calcext:value-type="float">
            <text:p>129.8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10109425901</text:p>
          </table:table-cell>
          <table:table-cell office:value-type="string" calcext:value-type="string">
            <text:p>2021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805176" calcext:value-type="float">
            <text:p>129.80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10109425901</text:p>
          </table:table-cell>
          <table:table-cell office:value-type="string" calcext:value-type="string">
            <text:p>2021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796032" calcext:value-type="float">
            <text:p>129.79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10109425901</text:p>
          </table:table-cell>
          <table:table-cell office:value-type="string" calcext:value-type="string">
            <text:p>2021-03-25 14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81432" calcext:value-type="float">
            <text:p>129.8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10109425901</text:p>
          </table:table-cell>
          <table:table-cell office:value-type="string" calcext:value-type="string">
            <text:p>2021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811272" calcext:value-type="float">
            <text:p>129.81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10109425901</text:p>
          </table:table-cell>
          <table:table-cell office:value-type="string" calcext:value-type="string">
            <text:p>2021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811272" calcext:value-type="float">
            <text:p>129.81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10109425901</text:p>
          </table:table-cell>
          <table:table-cell office:value-type="string" calcext:value-type="string">
            <text:p>2021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805176" calcext:value-type="float">
            <text:p>129.80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10109425901</text:p>
          </table:table-cell>
          <table:table-cell office:value-type="string" calcext:value-type="string">
            <text:p>2021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771648" calcext:value-type="float">
            <text:p>129.77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10109425901</text:p>
          </table:table-cell>
          <table:table-cell office:value-type="string" calcext:value-type="string">
            <text:p>2021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774696" calcext:value-type="float">
            <text:p>129.77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10109425901</text:p>
          </table:table-cell>
          <table:table-cell office:value-type="string" calcext:value-type="string">
            <text:p>2021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789936" calcext:value-type="float">
            <text:p>129.78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10109425901</text:p>
          </table:table-cell>
          <table:table-cell office:value-type="string" calcext:value-type="string">
            <text:p>2021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802128" calcext:value-type="float">
            <text:p>129.80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10109425901</text:p>
          </table:table-cell>
          <table:table-cell office:value-type="string" calcext:value-type="string">
            <text:p>2021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81432" calcext:value-type="float">
            <text:p>129.8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10109425901</text:p>
          </table:table-cell>
          <table:table-cell office:value-type="string" calcext:value-type="string">
            <text:p>2021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792984" calcext:value-type="float">
            <text:p>129.79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10109425901</text:p>
          </table:table-cell>
          <table:table-cell office:value-type="string" calcext:value-type="string">
            <text:p>2021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78384" calcext:value-type="float">
            <text:p>129.7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10109425901</text:p>
          </table:table-cell>
          <table:table-cell office:value-type="string" calcext:value-type="string">
            <text:p>2021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786888" calcext:value-type="float">
            <text:p>129.78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10109425901</text:p>
          </table:table-cell>
          <table:table-cell office:value-type="string" calcext:value-type="string">
            <text:p>2021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79908" calcext:value-type="float">
            <text:p>129.79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10109425901</text:p>
          </table:table-cell>
          <table:table-cell office:value-type="string" calcext:value-type="string">
            <text:p>2021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802128" calcext:value-type="float">
            <text:p>129.80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10109425901</text:p>
          </table:table-cell>
          <table:table-cell office:value-type="string" calcext:value-type="string">
            <text:p>2021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81432" calcext:value-type="float">
            <text:p>129.8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10109425901</text:p>
          </table:table-cell>
          <table:table-cell office:value-type="string" calcext:value-type="string">
            <text:p>2021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823464" calcext:value-type="float">
            <text:p>129.82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10109425901</text:p>
          </table:table-cell>
          <table:table-cell office:value-type="string" calcext:value-type="string">
            <text:p>2021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832608" calcext:value-type="float">
            <text:p>129.83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10109425901</text:p>
          </table:table-cell>
          <table:table-cell office:value-type="string" calcext:value-type="string">
            <text:p>2021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817368" calcext:value-type="float">
            <text:p>129.81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10109425901</text:p>
          </table:table-cell>
          <table:table-cell office:value-type="string" calcext:value-type="string">
            <text:p>2021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78384" calcext:value-type="float">
            <text:p>129.7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10109425901</text:p>
          </table:table-cell>
          <table:table-cell office:value-type="string" calcext:value-type="string">
            <text:p>2021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786888" calcext:value-type="float">
            <text:p>129.78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10109425901</text:p>
          </table:table-cell>
          <table:table-cell office:value-type="string" calcext:value-type="string">
            <text:p>2021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811272" calcext:value-type="float">
            <text:p>129.81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10109425901</text:p>
          </table:table-cell>
          <table:table-cell office:value-type="string" calcext:value-type="string">
            <text:p>2021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820416" calcext:value-type="float">
            <text:p>129.82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10109425901</text:p>
          </table:table-cell>
          <table:table-cell office:value-type="string" calcext:value-type="string">
            <text:p>2021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817368" calcext:value-type="float">
            <text:p>129.81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10109425901</text:p>
          </table:table-cell>
          <table:table-cell office:value-type="string" calcext:value-type="string">
            <text:p>2021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8448" calcext:value-type="float">
            <text:p>129.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10109425901</text:p>
          </table:table-cell>
          <table:table-cell office:value-type="string" calcext:value-type="string">
            <text:p>2021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866136" calcext:value-type="float">
            <text:p>129.86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10109425901</text:p>
          </table:table-cell>
          <table:table-cell office:value-type="string" calcext:value-type="string">
            <text:p>202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811272" calcext:value-type="float">
            <text:p>129.81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10109425901</text:p>
          </table:table-cell>
          <table:table-cell office:value-type="string" calcext:value-type="string">
            <text:p>2021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780792" calcext:value-type="float">
            <text:p>129.78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10109425901</text:p>
          </table:table-cell>
          <table:table-cell office:value-type="string" calcext:value-type="string">
            <text:p>2021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796032" calcext:value-type="float">
            <text:p>129.79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10109425901</text:p>
          </table:table-cell>
          <table:table-cell office:value-type="string" calcext:value-type="string">
            <text:p>2021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811272" calcext:value-type="float">
            <text:p>129.81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10109425901</text:p>
          </table:table-cell>
          <table:table-cell office:value-type="string" calcext:value-type="string">
            <text:p>2021-02-24 23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820416" calcext:value-type="float">
            <text:p>129.82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10109425901</text:p>
          </table:table-cell>
          <table:table-cell office:value-type="string" calcext:value-type="string">
            <text:p>2021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823464" calcext:value-type="float">
            <text:p>129.82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10109425901</text:p>
          </table:table-cell>
          <table:table-cell office:value-type="string" calcext:value-type="string">
            <text:p>2021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820416" calcext:value-type="float">
            <text:p>129.82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10109425901</text:p>
          </table:table-cell>
          <table:table-cell office:value-type="string" calcext:value-type="string">
            <text:p>2021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817368" calcext:value-type="float">
            <text:p>129.81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10109425901</text:p>
          </table:table-cell>
          <table:table-cell office:value-type="string" calcext:value-type="string">
            <text:p>2021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81432" calcext:value-type="float">
            <text:p>129.8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10109425901</text:p>
          </table:table-cell>
          <table:table-cell office:value-type="string" calcext:value-type="string">
            <text:p>2021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86004" calcext:value-type="float">
            <text:p>129.86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10109425901</text:p>
          </table:table-cell>
          <table:table-cell office:value-type="string" calcext:value-type="string">
            <text:p>2021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881376" calcext:value-type="float">
            <text:p>129.88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10109425901</text:p>
          </table:table-cell>
          <table:table-cell office:value-type="string" calcext:value-type="string">
            <text:p>2021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869184" calcext:value-type="float">
            <text:p>129.86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10109425901</text:p>
          </table:table-cell>
          <table:table-cell office:value-type="string" calcext:value-type="string">
            <text:p>2021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881376" calcext:value-type="float">
            <text:p>129.88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10109425901</text:p>
          </table:table-cell>
          <table:table-cell office:value-type="string" calcext:value-type="string">
            <text:p>2021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933192" calcext:value-type="float">
            <text:p>129.93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10109425901</text:p>
          </table:table-cell>
          <table:table-cell office:value-type="string" calcext:value-type="string">
            <text:p>2021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927096" calcext:value-type="float">
            <text:p>129.92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10109425901</text:p>
          </table:table-cell>
          <table:table-cell office:value-type="string" calcext:value-type="string">
            <text:p>2021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95148" calcext:value-type="float">
            <text:p>129.95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10109425901</text:p>
          </table:table-cell>
          <table:table-cell office:value-type="string" calcext:value-type="string">
            <text:p>2021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98196" calcext:value-type="float">
            <text:p>129.98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10109425901</text:p>
          </table:table-cell>
          <table:table-cell office:value-type="string" calcext:value-type="string">
            <text:p>2021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021584" calcext:value-type="float">
            <text:p>130.02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10109425901</text:p>
          </table:table-cell>
          <table:table-cell office:value-type="string" calcext:value-type="string">
            <text:p>2021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04292" calcext:value-type="float">
            <text:p>130.04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10109425901</text:p>
          </table:table-cell>
          <table:table-cell office:value-type="string" calcext:value-type="string">
            <text:p>2021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055112" calcext:value-type="float">
            <text:p>130.05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10109425901</text:p>
          </table:table-cell>
          <table:table-cell office:value-type="string" calcext:value-type="string">
            <text:p>2021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061208" calcext:value-type="float">
            <text:p>130.06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10109425901</text:p>
          </table:table-cell>
          <table:table-cell office:value-type="string" calcext:value-type="string">
            <text:p>2021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08864" calcext:value-type="float">
            <text:p>130.0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10109425901</text:p>
          </table:table-cell>
          <table:table-cell office:value-type="string" calcext:value-type="string">
            <text:p>2021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116072" calcext:value-type="float">
            <text:p>130.11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10109425901</text:p>
          </table:table-cell>
          <table:table-cell office:value-type="string" calcext:value-type="string">
            <text:p>2021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125216" calcext:value-type="float">
            <text:p>130.12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10109425901</text:p>
          </table:table-cell>
          <table:table-cell office:value-type="string" calcext:value-type="string">
            <text:p>2021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1496" calcext:value-type="float">
            <text:p>130.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10109425901</text:p>
          </table:table-cell>
          <table:table-cell office:value-type="string" calcext:value-type="string">
            <text:p>2021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146552" calcext:value-type="float">
            <text:p>130.14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10109425901</text:p>
          </table:table-cell>
          <table:table-cell office:value-type="string" calcext:value-type="string">
            <text:p>2021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143504" calcext:value-type="float">
            <text:p>130.14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10109425901</text:p>
          </table:table-cell>
          <table:table-cell office:value-type="string" calcext:value-type="string">
            <text:p>2021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146552" calcext:value-type="float">
            <text:p>130.14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10109425901</text:p>
          </table:table-cell>
          <table:table-cell office:value-type="string" calcext:value-type="string">
            <text:p>202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146552" calcext:value-type="float">
            <text:p>130.14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10109425901</text:p>
          </table:table-cell>
          <table:table-cell office:value-type="string" calcext:value-type="string">
            <text:p>2021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125216" calcext:value-type="float">
            <text:p>130.12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10109425901</text:p>
          </table:table-cell>
          <table:table-cell office:value-type="string" calcext:value-type="string">
            <text:p>2021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094736" calcext:value-type="float">
            <text:p>130.09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10109425901</text:p>
          </table:table-cell>
          <table:table-cell office:value-type="string" calcext:value-type="string">
            <text:p>2021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109976" calcext:value-type="float">
            <text:p>130.10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10109425901</text:p>
          </table:table-cell>
          <table:table-cell office:value-type="string" calcext:value-type="string">
            <text:p>2021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122168" calcext:value-type="float">
            <text:p>130.12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10109425901</text:p>
          </table:table-cell>
          <table:table-cell office:value-type="string" calcext:value-type="string">
            <text:p>2021-01-26 21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091688" calcext:value-type="float">
            <text:p>130.09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10109425901</text:p>
          </table:table-cell>
          <table:table-cell office:value-type="string" calcext:value-type="string">
            <text:p>2021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067304" calcext:value-type="float">
            <text:p>130.06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10109425901</text:p>
          </table:table-cell>
          <table:table-cell office:value-type="string" calcext:value-type="string">
            <text:p>2021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052064" calcext:value-type="float">
            <text:p>130.05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10109425901</text:p>
          </table:table-cell>
          <table:table-cell office:value-type="string" calcext:value-type="string">
            <text:p>2021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04292" calcext:value-type="float">
            <text:p>130.04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10109425901</text:p>
          </table:table-cell>
          <table:table-cell office:value-type="string" calcext:value-type="string">
            <text:p>2021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036824" calcext:value-type="float">
            <text:p>130.03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10109425901</text:p>
          </table:table-cell>
          <table:table-cell office:value-type="string" calcext:value-type="string">
            <text:p>2021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030728" calcext:value-type="float">
            <text:p>130.03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10109425901</text:p>
          </table:table-cell>
          <table:table-cell office:value-type="string" calcext:value-type="string">
            <text:p>2021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04292" calcext:value-type="float">
            <text:p>130.04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10109425901</text:p>
          </table:table-cell>
          <table:table-cell office:value-type="string" calcext:value-type="string">
            <text:p>2021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01244" calcext:value-type="float">
            <text:p>130.01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10109425901</text:p>
          </table:table-cell>
          <table:table-cell office:value-type="string" calcext:value-type="string">
            <text:p>2021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98196" calcext:value-type="float">
            <text:p>129.98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10109425901</text:p>
          </table:table-cell>
          <table:table-cell office:value-type="string" calcext:value-type="string">
            <text:p>2021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991104" calcext:value-type="float">
            <text:p>129.99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10109425901</text:p>
          </table:table-cell>
          <table:table-cell office:value-type="string" calcext:value-type="string">
            <text:p>2021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969768" calcext:value-type="float">
            <text:p>129.96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10109425901</text:p>
          </table:table-cell>
          <table:table-cell office:value-type="string" calcext:value-type="string">
            <text:p>2021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963672" calcext:value-type="float">
            <text:p>129.96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10109425901</text:p>
          </table:table-cell>
          <table:table-cell office:value-type="string" calcext:value-type="string">
            <text:p>2021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95148" calcext:value-type="float">
            <text:p>129.95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10109425901</text:p>
          </table:table-cell>
          <table:table-cell office:value-type="string" calcext:value-type="string">
            <text:p>2021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945384" calcext:value-type="float">
            <text:p>129.94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10109425901</text:p>
          </table:table-cell>
          <table:table-cell office:value-type="string" calcext:value-type="string">
            <text:p>2021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942336" calcext:value-type="float">
            <text:p>129.94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10109425901</text:p>
          </table:table-cell>
          <table:table-cell office:value-type="string" calcext:value-type="string">
            <text:p>2021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933192" calcext:value-type="float">
            <text:p>129.93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10109425901</text:p>
          </table:table-cell>
          <table:table-cell office:value-type="string" calcext:value-type="string">
            <text:p>2021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924048" calcext:value-type="float">
            <text:p>129.92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10109425901</text:p>
          </table:table-cell>
          <table:table-cell office:value-type="string" calcext:value-type="string">
            <text:p>2021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896616" calcext:value-type="float">
            <text:p>129.89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10109425901</text:p>
          </table:table-cell>
          <table:table-cell office:value-type="string" calcext:value-type="string">
            <text:p>2021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893568" calcext:value-type="float">
            <text:p>129.89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10109425901</text:p>
          </table:table-cell>
          <table:table-cell office:value-type="string" calcext:value-type="string">
            <text:p>2021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884424" calcext:value-type="float">
            <text:p>129.88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10109425901</text:p>
          </table:table-cell>
          <table:table-cell office:value-type="string" calcext:value-type="string">
            <text:p>2021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87528" calcext:value-type="float">
            <text:p>129.8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10109425901</text:p>
          </table:table-cell>
          <table:table-cell office:value-type="string" calcext:value-type="string">
            <text:p>2021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850896" calcext:value-type="float">
            <text:p>129.85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10109425901</text:p>
          </table:table-cell>
          <table:table-cell office:value-type="string" calcext:value-type="string">
            <text:p>2021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847848" calcext:value-type="float">
            <text:p>129.84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10109425901</text:p>
          </table:table-cell>
          <table:table-cell office:value-type="string" calcext:value-type="string">
            <text:p>2021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835656" calcext:value-type="float">
            <text:p>129.83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10109425901</text:p>
          </table:table-cell>
          <table:table-cell office:value-type="string" calcext:value-type="string">
            <text:p>2021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835656" calcext:value-type="float">
            <text:p>129.83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10109425901</text:p>
          </table:table-cell>
          <table:table-cell office:value-type="string" calcext:value-type="string">
            <text:p>2021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805176" calcext:value-type="float">
            <text:p>129.80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10109425901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78384" calcext:value-type="float">
            <text:p>129.7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10109425901</text:p>
          </table:table-cell>
          <table:table-cell office:value-type="string" calcext:value-type="string">
            <text:p>2020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780792" calcext:value-type="float">
            <text:p>129.78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10109425901</text:p>
          </table:table-cell>
          <table:table-cell office:value-type="string" calcext:value-type="string">
            <text:p>2020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756408" calcext:value-type="float">
            <text:p>129.75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10109425901</text:p>
          </table:table-cell>
          <table:table-cell office:value-type="string" calcext:value-type="string">
            <text:p>2020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725928" calcext:value-type="float">
            <text:p>129.72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10109425901</text:p>
          </table:table-cell>
          <table:table-cell office:value-type="string" calcext:value-type="string">
            <text:p>2020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716784" calcext:value-type="float">
            <text:p>129.71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10109425901</text:p>
          </table:table-cell>
          <table:table-cell office:value-type="string" calcext:value-type="string">
            <text:p>2020-12-26 1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704592" calcext:value-type="float">
            <text:p>129.70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10109425901</text:p>
          </table:table-cell>
          <table:table-cell office:value-type="string" calcext:value-type="string">
            <text:p>2020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695448" calcext:value-type="float">
            <text:p>129.69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10109425901</text:p>
          </table:table-cell>
          <table:table-cell office:value-type="string" calcext:value-type="string">
            <text:p>2020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704592" calcext:value-type="float">
            <text:p>129.70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10109425901</text:p>
          </table:table-cell>
          <table:table-cell office:value-type="string" calcext:value-type="string">
            <text:p>2020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664968" calcext:value-type="float">
            <text:p>129.66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10109425901</text:p>
          </table:table-cell>
          <table:table-cell office:value-type="string" calcext:value-type="string">
            <text:p>2020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637536" calcext:value-type="float">
            <text:p>129.63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10109425901</text:p>
          </table:table-cell>
          <table:table-cell office:value-type="string" calcext:value-type="string">
            <text:p>2020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622296" calcext:value-type="float">
            <text:p>129.62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10109425901</text:p>
          </table:table-cell>
          <table:table-cell office:value-type="string" calcext:value-type="string">
            <text:p>2020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6162" calcext:value-type="float">
            <text:p>129.61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10109425901</text:p>
          </table:table-cell>
          <table:table-cell office:value-type="string" calcext:value-type="string">
            <text:p>2020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610104" calcext:value-type="float">
            <text:p>129.61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10109425901</text:p>
          </table:table-cell>
          <table:table-cell office:value-type="string" calcext:value-type="string">
            <text:p>2020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567432" calcext:value-type="float">
            <text:p>129.56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10109425901</text:p>
          </table:table-cell>
          <table:table-cell office:value-type="string" calcext:value-type="string">
            <text:p>2020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546096" calcext:value-type="float">
            <text:p>129.54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10109425901</text:p>
          </table:table-cell>
          <table:table-cell office:value-type="string" calcext:value-type="string">
            <text:p>2020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543048" calcext:value-type="float">
            <text:p>129.54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10109425901</text:p>
          </table:table-cell>
          <table:table-cell office:value-type="string" calcext:value-type="string">
            <text:p>2020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512568" calcext:value-type="float">
            <text:p>129.51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10109425901</text:p>
          </table:table-cell>
          <table:table-cell office:value-type="string" calcext:value-type="string">
            <text:p>2020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485136" calcext:value-type="float">
            <text:p>129.48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10109425901</text:p>
          </table:table-cell>
          <table:table-cell office:value-type="string" calcext:value-type="string">
            <text:p>2020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491232" calcext:value-type="float">
            <text:p>129.49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10109425901</text:p>
          </table:table-cell>
          <table:table-cell office:value-type="string" calcext:value-type="string">
            <text:p>2020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436368" calcext:value-type="float">
            <text:p>129.43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10109425901</text:p>
          </table:table-cell>
          <table:table-cell office:value-type="string" calcext:value-type="string">
            <text:p>2020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421128" calcext:value-type="float">
            <text:p>129.42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10109425901</text:p>
          </table:table-cell>
          <table:table-cell office:value-type="string" calcext:value-type="string">
            <text:p>2020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378456" calcext:value-type="float">
            <text:p>129.37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10109425901</text:p>
          </table:table-cell>
          <table:table-cell office:value-type="string" calcext:value-type="string">
            <text:p>2020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363216" calcext:value-type="float">
            <text:p>129.36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10109425901</text:p>
          </table:table-cell>
          <table:table-cell office:value-type="string" calcext:value-type="string">
            <text:p>2020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344928" calcext:value-type="float">
            <text:p>129.34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10109425901</text:p>
          </table:table-cell>
          <table:table-cell office:value-type="string" calcext:value-type="string">
            <text:p>2020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299208" calcext:value-type="float">
            <text:p>129.29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10109425901</text:p>
          </table:table-cell>
          <table:table-cell office:value-type="string" calcext:value-type="string">
            <text:p>2020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277872" calcext:value-type="float">
            <text:p>129.27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10109425901</text:p>
          </table:table-cell>
          <table:table-cell office:value-type="string" calcext:value-type="string">
            <text:p>2020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262632" calcext:value-type="float">
            <text:p>129.26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10109425901</text:p>
          </table:table-cell>
          <table:table-cell office:value-type="string" calcext:value-type="string">
            <text:p>2020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247392" calcext:value-type="float">
            <text:p>129.24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10109425901</text:p>
          </table:table-cell>
          <table:table-cell office:value-type="string" calcext:value-type="string">
            <text:p>2020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25044" calcext:value-type="float">
            <text:p>129.25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10109425901</text:p>
          </table:table-cell>
          <table:table-cell office:value-type="string" calcext:value-type="string">
            <text:p>2020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241296" calcext:value-type="float">
            <text:p>129.24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10109425901</text:p>
          </table:table-cell>
          <table:table-cell office:value-type="string" calcext:value-type="string">
            <text:p>2020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229104" calcext:value-type="float">
            <text:p>129.22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10109425901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26568" calcext:value-type="float">
            <text:p>129.2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10109425901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26568" calcext:value-type="float">
            <text:p>129.2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10109425901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35712" calcext:value-type="float">
            <text:p>129.3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10109425901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196011428571" calcext:value-type="float">
            <text:p>129.19601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10109425901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2163405" calcext:value-type="float">
            <text:p>129.21634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10109425901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201966967742" calcext:value-type="float">
            <text:p>129.201966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10109425901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1313775" calcext:value-type="float">
            <text:p>129.13137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10109425901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022626580645" calcext:value-type="float">
            <text:p>129.022626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10109425901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96764275" calcext:value-type="float">
            <text:p>128.967642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10109425901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8888456" calcext:value-type="float">
            <text:p>128.888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10109425901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7225645" calcext:value-type="float">
            <text:p>128.7225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10109425901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56845" calcext:value-type="float">
            <text:p>128.568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10109425901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626091612903" calcext:value-type="float">
            <text:p>128.62609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10109425901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60950275" calcext:value-type="float">
            <text:p>128.609502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10109425901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475068129032" calcext:value-type="float">
            <text:p>128.475068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10109425901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3289915" calcext:value-type="float">
            <text:p>128.32899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10109425901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165352" calcext:value-type="float">
            <text:p>128.16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10109425901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961136" calcext:value-type="float">
            <text:p>127.96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10109425901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71205725" calcext:value-type="float">
            <text:p>127.712057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10109425901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503542709677" calcext:value-type="float">
            <text:p>127.503542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10109425901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30514925" calcext:value-type="float">
            <text:p>127.305149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10109425901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154361931035" calcext:value-type="float">
            <text:p>127.1543619310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10109425901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962916" calcext:value-type="float">
            <text:p>126.962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10109425901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8354715" calcext:value-type="float">
            <text:p>126.83547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10109425901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68831025" calcext:value-type="float">
            <text:p>126.688310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10109425901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51590775" calcext:value-type="float">
            <text:p>126.515907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10109425901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54143475" calcext:value-type="float">
            <text:p>126.541434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10109425901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379715612903" calcext:value-type="float">
            <text:p>126.379715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10109425901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135661090909" calcext:value-type="float">
            <text:p>126.13566109090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10109425901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943868" calcext:value-type="float">
            <text:p>125.943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10109425901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766195" calcext:value-type="float">
            <text:p>125.7661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10109425901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443193032258" calcext:value-type="float">
            <text:p>125.443193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10109425901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112733818182" calcext:value-type="float">
            <text:p>125.1127338181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10109425901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007188571429" calcext:value-type="float">
            <text:p>125.00718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10109425901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924566" calcext:value-type="float">
            <text:p>124.9245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10109425901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695585" calcext:value-type="float">
            <text:p>124.6955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10109425901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59716" calcext:value-type="float">
            <text:p>124.59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10109425901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38888" calcext:value-type="float">
            <text:p>124.3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10109425901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286772" calcext:value-type="float">
            <text:p>124.286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10109425901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1156776" calcext:value-type="float">
            <text:p>124.115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10109425901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09712925" calcext:value-type="float">
            <text:p>124.097129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10109425901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14361125" calcext:value-type="float">
            <text:p>124.143611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10109425901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18613883871" calcext:value-type="float">
            <text:p>124.186138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10109425901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07641083871" calcext:value-type="float">
            <text:p>124.076410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10109425901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718051058824" calcext:value-type="float">
            <text:p>123.7180510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10109425901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326704551724" calcext:value-type="float">
            <text:p>123.326704551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10109425901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953763612903" calcext:value-type="float">
            <text:p>122.953763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10109425901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88040575" calcext:value-type="float">
            <text:p>122.88040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10109425901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862618580645" calcext:value-type="float">
            <text:p>122.862618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10109425901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7930615" calcext:value-type="float">
            <text:p>122.79306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10109425901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706875612903" calcext:value-type="float">
            <text:p>122.706875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10109425901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57217675" calcext:value-type="float">
            <text:p>122.572176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10109425901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42225325" calcext:value-type="float">
            <text:p>122.422253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10109425901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269635096774" calcext:value-type="float">
            <text:p>122.269635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10109425901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1156435" calcext:value-type="float">
            <text:p>122.11564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10109425901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966506580645" calcext:value-type="float">
            <text:p>121.966506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10109425901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854698909091" calcext:value-type="float">
            <text:p>121.8546989090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10109425901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753376" calcext:value-type="float">
            <text:p>121.75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10109425901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70387775" calcext:value-type="float">
            <text:p>121.703877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10109425901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64863275" calcext:value-type="float">
            <text:p>121.648632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10109425901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556698064516" calcext:value-type="float">
            <text:p>121.55669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10109425901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45679925" calcext:value-type="float">
            <text:p>121.456799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10109425901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3364985" calcext:value-type="float">
            <text:p>121.33649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10109425901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24820175" calcext:value-type="float">
            <text:p>121.248201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10109425901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204736" calcext:value-type="float">
            <text:p>121.20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10109425901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06656" calcext:value-type="float">
            <text:p>121.0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10109425901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94464" calcext:value-type="float">
            <text:p>120.9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10109425901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6844" calcext:value-type="float">
            <text:p>120.86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10109425901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95189677419" calcext:value-type="float">
            <text:p>120.79518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10109425901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26760551724" calcext:value-type="float">
            <text:p>120.726760551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10109425901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6350775" calcext:value-type="float">
            <text:p>120.63507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10109425901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533529454546" calcext:value-type="float">
            <text:p>120.5335294545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10109425901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463449290323" calcext:value-type="float">
            <text:p>120.463449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10109425901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377065454546" calcext:value-type="float">
            <text:p>120.3770654545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10109425901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335433290323" calcext:value-type="float">
            <text:p>120.335433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10109425901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2404504" calcext:value-type="float">
            <text:p>120.240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10109425901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214889806452" calcext:value-type="float">
            <text:p>120.214889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10109425901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20216625" calcext:value-type="float">
            <text:p>120.202166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10109425901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212431741936" calcext:value-type="float">
            <text:p>120.212431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10109425901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217311" calcext:value-type="float">
            <text:p>120.2173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10109425901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175282758621" calcext:value-type="float">
            <text:p>120.1752827586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10109425901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183402" calcext:value-type="float">
            <text:p>120.1834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10109425901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2055" calcext:value-type="float">
            <text:p>120.20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10109425901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197191741936" calcext:value-type="float">
            <text:p>120.197191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10109425901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1740675" calcext:value-type="float">
            <text:p>120.17406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10109425901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170251354839" calcext:value-type="float">
            <text:p>120.170251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10109425901</text:p>
          </table:table-cell>
          <table:table-cell office:value-type="string" calcext:value-type="string">
            <text:p>201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1729245" calcext:value-type="float">
            <text:p>120.17292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10109425901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17511525" calcext:value-type="float">
            <text:p>120.17511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10109425901</text:p>
          </table:table-cell>
          <table:table-cell office:value-type="string" calcext:value-type="string">
            <text:p>201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158747612903" calcext:value-type="float">
            <text:p>120.158747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10109425901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13587225" calcext:value-type="float">
            <text:p>120.135872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10109425901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077238193548" calcext:value-type="float">
            <text:p>120.077238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10109425901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0723405" calcext:value-type="float">
            <text:p>120.07234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10109425901</text:p>
          </table:table-cell>
          <table:table-cell office:value-type="string" calcext:value-type="string">
            <text:p>201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10644" calcext:value-type="float">
            <text:p>120.10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10109425901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10272525" calcext:value-type="float">
            <text:p>120.10272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10109425901</text:p>
          </table:table-cell>
          <table:table-cell office:value-type="string" calcext:value-type="string">
            <text:p>201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09644256" calcext:value-type="float">
            <text:p>120.0964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10109425901</text:p>
          </table:table-cell>
          <table:table-cell office:value-type="string" calcext:value-type="string">
            <text:p>201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077729806452" calcext:value-type="float">
            <text:p>120.077729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10109425901</text:p>
          </table:table-cell>
          <table:table-cell office:value-type="string" calcext:value-type="string">
            <text:p>201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071388" calcext:value-type="float">
            <text:p>120.071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10109425901</text:p>
          </table:table-cell>
          <table:table-cell office:value-type="string" calcext:value-type="string">
            <text:p>201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069470709677" calcext:value-type="float">
            <text:p>120.069470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10109425901</text:p>
          </table:table-cell>
          <table:table-cell office:value-type="string" calcext:value-type="string">
            <text:p>201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063006" calcext:value-type="float">
            <text:p>120.063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10109425901</text:p>
          </table:table-cell>
          <table:table-cell office:value-type="string" calcext:value-type="string">
            <text:p>201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05071875" calcext:value-type="float">
            <text:p>120.050718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10109425901</text:p>
          </table:table-cell>
          <table:table-cell office:value-type="string" calcext:value-type="string">
            <text:p>201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03790916129" calcext:value-type="float">
            <text:p>120.037909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10109425901</text:p>
          </table:table-cell>
          <table:table-cell office:value-type="string" calcext:value-type="string">
            <text:p>201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049359272727" calcext:value-type="float">
            <text:p>120.04935927272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10109425901</text:p>
          </table:table-cell>
          <table:table-cell office:value-type="string" calcext:value-type="string">
            <text:p>201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0386728" calcext:value-type="float">
            <text:p>120.038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10109425901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017286" calcext:value-type="float">
            <text:p>120.017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10109425901</text:p>
          </table:table-cell>
          <table:table-cell office:value-type="string" calcext:value-type="string">
            <text:p>201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0183528" calcext:value-type="float">
            <text:p>120.018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10109425901</text:p>
          </table:table-cell>
          <table:table-cell office:value-type="string" calcext:value-type="string">
            <text:p>201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05691" calcext:value-type="float">
            <text:p>120.056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10109425901</text:p>
          </table:table-cell>
          <table:table-cell office:value-type="string" calcext:value-type="string">
            <text:p>201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073674" calcext:value-type="float">
            <text:p>120.073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10109425901</text:p>
          </table:table-cell>
          <table:table-cell office:value-type="string" calcext:value-type="string">
            <text:p>201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147145548387" calcext:value-type="float">
            <text:p>120.147145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10109425901</text:p>
          </table:table-cell>
          <table:table-cell office:value-type="string" calcext:value-type="string">
            <text:p>201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956707" calcext:value-type="float">
            <text:p>119.9567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10109425901</text:p>
          </table:table-cell>
          <table:table-cell office:value-type="string" calcext:value-type="string">
            <text:p>201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953351741936" calcext:value-type="float">
            <text:p>119.953351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10109425901</text:p>
          </table:table-cell>
          <table:table-cell office:value-type="string" calcext:value-type="string">
            <text:p>201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9500395" calcext:value-type="float">
            <text:p>119.95003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10109425901</text:p>
          </table:table-cell>
          <table:table-cell office:value-type="string" calcext:value-type="string">
            <text:p>201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93737125" calcext:value-type="float">
            <text:p>119.937371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10109425901</text:p>
          </table:table-cell>
          <table:table-cell office:value-type="string" calcext:value-type="string">
            <text:p>201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945879225806" calcext:value-type="float">
            <text:p>119.945879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10109425901</text:p>
          </table:table-cell>
          <table:table-cell office:value-type="string" calcext:value-type="string">
            <text:p>201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936514" calcext:value-type="float">
            <text:p>119.9365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10109425901</text:p>
          </table:table-cell>
          <table:table-cell office:value-type="string" calcext:value-type="string">
            <text:p>201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952073548387" calcext:value-type="float">
            <text:p>119.95207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10109425901</text:p>
          </table:table-cell>
          <table:table-cell office:value-type="string" calcext:value-type="string">
            <text:p>201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97775725" calcext:value-type="float">
            <text:p>119.977757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10109425901</text:p>
          </table:table-cell>
          <table:table-cell office:value-type="string" calcext:value-type="string">
            <text:p>201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961081931035" calcext:value-type="float">
            <text:p>119.9610819310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10109425901</text:p>
          </table:table-cell>
          <table:table-cell office:value-type="string" calcext:value-type="string">
            <text:p>201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9442864" calcext:value-type="float">
            <text:p>119.944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10109425901</text:p>
          </table:table-cell>
          <table:table-cell office:value-type="string" calcext:value-type="string">
            <text:p>201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950992" calcext:value-type="float">
            <text:p>119.9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10109425901</text:p>
          </table:table-cell>
          <table:table-cell office:value-type="string" calcext:value-type="string">
            <text:p>201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9806592" calcext:value-type="float">
            <text:p>119.980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10109425901</text:p>
          </table:table-cell>
          <table:table-cell office:value-type="string" calcext:value-type="string">
            <text:p>201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0075705" calcext:value-type="float">
            <text:p>120.00757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10109425901</text:p>
          </table:table-cell>
          <table:table-cell office:value-type="string" calcext:value-type="string">
            <text:p>201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014774222222" calcext:value-type="float">
            <text:p>120.0147742222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10109425901</text:p>
          </table:table-cell>
          <table:table-cell office:value-type="string" calcext:value-type="string">
            <text:p>201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978424" calcext:value-type="float">
            <text:p>119.97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10109425901</text:p>
          </table:table-cell>
          <table:table-cell office:value-type="string" calcext:value-type="string">
            <text:p>201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008168275862" calcext:value-type="float">
            <text:p>120.008168275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10109425901</text:p>
          </table:table-cell>
          <table:table-cell office:value-type="string" calcext:value-type="string">
            <text:p>201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037712516129" calcext:value-type="float">
            <text:p>120.037712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10109425901</text:p>
          </table:table-cell>
          <table:table-cell office:value-type="string" calcext:value-type="string">
            <text:p>201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03986025" calcext:value-type="float">
            <text:p>120.039860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10109425901</text:p>
          </table:table-cell>
          <table:table-cell office:value-type="string" calcext:value-type="string">
            <text:p>201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038400774194" calcext:value-type="float">
            <text:p>120.038400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10109425901</text:p>
          </table:table-cell>
          <table:table-cell office:value-type="string" calcext:value-type="string">
            <text:p>201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055005" calcext:value-type="float">
            <text:p>120.0550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10109425901</text:p>
          </table:table-cell>
          <table:table-cell office:value-type="string" calcext:value-type="string">
            <text:p>201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051996413793" calcext:value-type="float">
            <text:p>120.0519964137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10109425901</text:p>
          </table:table-cell>
          <table:table-cell office:value-type="string" calcext:value-type="string">
            <text:p>201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03871725" calcext:value-type="float">
            <text:p>120.038717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10109425901</text:p>
          </table:table-cell>
          <table:table-cell office:value-type="string" calcext:value-type="string">
            <text:p>200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047004" calcext:value-type="float">
            <text:p>120.047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10109425901</text:p>
          </table:table-cell>
          <table:table-cell office:value-type="string" calcext:value-type="string">
            <text:p>200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036925935484" calcext:value-type="float">
            <text:p>120.036925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10109425901</text:p>
          </table:table-cell>
          <table:table-cell office:value-type="string" calcext:value-type="string">
            <text:p>200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0456705" calcext:value-type="float">
            <text:p>120.04567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10109425901</text:p>
          </table:table-cell>
          <table:table-cell office:value-type="string" calcext:value-type="string">
            <text:p>200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064751225807" calcext:value-type="float">
            <text:p>120.064751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10109425901</text:p>
          </table:table-cell>
          <table:table-cell office:value-type="string" calcext:value-type="string">
            <text:p>200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07205475" calcext:value-type="float">
            <text:p>120.072054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10109425901</text:p>
          </table:table-cell>
          <table:table-cell office:value-type="string" calcext:value-type="string">
            <text:p>200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08519925" calcext:value-type="float">
            <text:p>120.085199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10109425901</text:p>
          </table:table-cell>
          <table:table-cell office:value-type="string" calcext:value-type="string">
            <text:p>200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09582116129" calcext:value-type="float">
            <text:p>120.095821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10109425901</text:p>
          </table:table-cell>
          <table:table-cell office:value-type="string" calcext:value-type="string">
            <text:p>200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1054875" calcext:value-type="float">
            <text:p>120.10548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10109425901</text:p>
          </table:table-cell>
          <table:table-cell office:value-type="string" calcext:value-type="string">
            <text:p>200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102703741936" calcext:value-type="float">
            <text:p>120.102703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10109425901</text:p>
          </table:table-cell>
          <table:table-cell office:value-type="string" calcext:value-type="string">
            <text:p>200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1047255" calcext:value-type="float">
            <text:p>120.10472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10109425901</text:p>
          </table:table-cell>
          <table:table-cell office:value-type="string" calcext:value-type="string">
            <text:p>200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1107072" calcext:value-type="float">
            <text:p>120.110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10109425901</text:p>
          </table:table-cell>
          <table:table-cell office:value-type="string" calcext:value-type="string">
            <text:p>200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115584" calcext:value-type="float">
            <text:p>120.1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10109425901</text:p>
          </table:table-cell>
          <table:table-cell office:value-type="string" calcext:value-type="string">
            <text:p>200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109488" calcext:value-type="float">
            <text:p>120.1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10109425901</text:p>
          </table:table-cell>
          <table:table-cell office:value-type="string" calcext:value-type="string">
            <text:p>200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177652363636" calcext:value-type="float">
            <text:p>120.177652363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10109425901</text:p>
          </table:table-cell>
          <table:table-cell office:value-type="string" calcext:value-type="string">
            <text:p>200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160103272727" calcext:value-type="float">
            <text:p>120.16010327272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10109425901</text:p>
          </table:table-cell>
          <table:table-cell office:value-type="string" calcext:value-type="string">
            <text:p>200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177035612903" calcext:value-type="float">
            <text:p>120.177035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10109425901</text:p>
          </table:table-cell>
          <table:table-cell office:value-type="string" calcext:value-type="string">
            <text:p>200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18940275" calcext:value-type="float">
            <text:p>120.189402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10109425901</text:p>
          </table:table-cell>
          <table:table-cell office:value-type="string" calcext:value-type="string">
            <text:p>200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181116" calcext:value-type="float">
            <text:p>120.181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10109425901</text:p>
          </table:table-cell>
          <table:table-cell office:value-type="string" calcext:value-type="string">
            <text:p>200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137411612903" calcext:value-type="float">
            <text:p>120.13741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10109425901</text:p>
          </table:table-cell>
          <table:table-cell office:value-type="string" calcext:value-type="string">
            <text:p>200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1150125" calcext:value-type="float">
            <text:p>120.11501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10109425901</text:p>
          </table:table-cell>
          <table:table-cell office:value-type="string" calcext:value-type="string">
            <text:p>200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122326545455" calcext:value-type="float">
            <text:p>120.1223265454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10109425901</text:p>
          </table:table-cell>
          <table:table-cell office:value-type="string" calcext:value-type="string">
            <text:p>200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135015" calcext:value-type="float">
            <text:p>120.1350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10109425901</text:p>
          </table:table-cell>
          <table:table-cell office:value-type="string" calcext:value-type="string">
            <text:p>200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1461656" calcext:value-type="float">
            <text:p>120.146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10109425901</text:p>
          </table:table-cell>
          <table:table-cell office:value-type="string" calcext:value-type="string">
            <text:p>200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151779" calcext:value-type="float">
            <text:p>120.1517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10109425901</text:p>
          </table:table-cell>
          <table:table-cell office:value-type="string" calcext:value-type="string">
            <text:p>200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1508392" calcext:value-type="float">
            <text:p>120.15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10109425901</text:p>
          </table:table-cell>
          <table:table-cell office:value-type="string" calcext:value-type="string">
            <text:p>200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131315612903" calcext:value-type="float">
            <text:p>120.131315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10109425901</text:p>
          </table:table-cell>
          <table:table-cell office:value-type="string" calcext:value-type="string">
            <text:p>200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12577575" calcext:value-type="float">
            <text:p>120.12577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10109425901</text:p>
          </table:table-cell>
          <table:table-cell office:value-type="string" calcext:value-type="string">
            <text:p>200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1409205" calcext:value-type="float">
            <text:p>120.14092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10109425901</text:p>
          </table:table-cell>
          <table:table-cell office:value-type="string" calcext:value-type="string">
            <text:p>200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1721625" calcext:value-type="float">
            <text:p>120.17216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10109425901</text:p>
          </table:table-cell>
          <table:table-cell office:value-type="string" calcext:value-type="string">
            <text:p>200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18406875" calcext:value-type="float">
            <text:p>120.184068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10109425901</text:p>
          </table:table-cell>
          <table:table-cell office:value-type="string" calcext:value-type="string">
            <text:p>200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158256" calcext:value-type="float">
            <text:p>120.15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10109425901</text:p>
          </table:table-cell>
          <table:table-cell office:value-type="string" calcext:value-type="string">
            <text:p>200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16349475" calcext:value-type="float">
            <text:p>120.163494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10109425901</text:p>
          </table:table-cell>
          <table:table-cell office:value-type="string" calcext:value-type="string">
            <text:p>200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182148387097" calcext:value-type="float">
            <text:p>120.1821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10109425901</text:p>
          </table:table-cell>
          <table:table-cell office:value-type="string" calcext:value-type="string">
            <text:p>200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167584727273" calcext:value-type="float">
            <text:p>120.1675847272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10109425901</text:p>
          </table:table-cell>
          <table:table-cell office:value-type="string" calcext:value-type="string">
            <text:p>200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190542222222" calcext:value-type="float">
            <text:p>120.1905422222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10109425901</text:p>
          </table:table-cell>
          <table:table-cell office:value-type="string" calcext:value-type="string">
            <text:p>200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199839428571" calcext:value-type="float">
            <text:p>120.199839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10109425901</text:p>
          </table:table-cell>
          <table:table-cell office:value-type="string" calcext:value-type="string">
            <text:p>200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15216" calcext:value-type="float">
            <text:p>120.1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10109425901</text:p>
          </table:table-cell>
          <table:table-cell office:value-type="string" calcext:value-type="string">
            <text:p>200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239028" calcext:value-type="float">
            <text:p>120.239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10109425901</text:p>
          </table:table-cell>
          <table:table-cell office:value-type="string" calcext:value-type="string">
            <text:p>200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27408" calcext:value-type="float">
            <text:p>120.2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10109425901</text:p>
          </table:table-cell>
          <table:table-cell office:value-type="string" calcext:value-type="string">
            <text:p>200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261888" calcext:value-type="float">
            <text:p>120.26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10109425901</text:p>
          </table:table-cell>
          <table:table-cell office:value-type="string" calcext:value-type="string">
            <text:p>200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277128" calcext:value-type="float">
            <text:p>120.27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10109425901</text:p>
          </table:table-cell>
          <table:table-cell office:value-type="string" calcext:value-type="string">
            <text:p>200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28932" calcext:value-type="float">
            <text:p>120.28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10109425901</text:p>
          </table:table-cell>
          <table:table-cell office:value-type="string" calcext:value-type="string">
            <text:p>200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28932" calcext:value-type="float">
            <text:p>120.28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10109425901</text:p>
          </table:table-cell>
          <table:table-cell office:value-type="string" calcext:value-type="string">
            <text:p>200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308152285714" calcext:value-type="float">
            <text:p>120.308152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10109425901</text:p>
          </table:table-cell>
          <table:table-cell office:value-type="string" calcext:value-type="string">
            <text:p>200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374941090909" calcext:value-type="float">
            <text:p>120.37494109090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10109425901</text:p>
          </table:table-cell>
          <table:table-cell office:value-type="string" calcext:value-type="string">
            <text:p>200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391047" calcext:value-type="float">
            <text:p>120.39104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10109425901</text:p>
          </table:table-cell>
          <table:table-cell office:value-type="string" calcext:value-type="string">
            <text:p>200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389609032258" calcext:value-type="float">
            <text:p>120.38960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10109425901</text:p>
          </table:table-cell>
          <table:table-cell office:value-type="string" calcext:value-type="string">
            <text:p>200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37304475" calcext:value-type="float">
            <text:p>120.373044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10109425901</text:p>
          </table:table-cell>
          <table:table-cell office:value-type="string" calcext:value-type="string">
            <text:p>200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381743225807" calcext:value-type="float">
            <text:p>120.38174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10109425901</text:p>
          </table:table-cell>
          <table:table-cell office:value-type="string" calcext:value-type="string">
            <text:p>200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392657032258" calcext:value-type="float">
            <text:p>120.392657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10109425901</text:p>
          </table:table-cell>
          <table:table-cell office:value-type="string" calcext:value-type="string">
            <text:p>200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40357083871" calcext:value-type="float">
            <text:p>120.403570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10109425901</text:p>
          </table:table-cell>
          <table:table-cell office:value-type="string" calcext:value-type="string">
            <text:p>200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4189616" calcext:value-type="float">
            <text:p>120.418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10109425901</text:p>
          </table:table-cell>
          <table:table-cell office:value-type="string" calcext:value-type="string">
            <text:p>200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442801548387" calcext:value-type="float">
            <text:p>120.442801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10109425901</text:p>
          </table:table-cell>
          <table:table-cell office:value-type="string" calcext:value-type="string">
            <text:p>200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4736224" calcext:value-type="float">
            <text:p>120.473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610109425901</text:p>
          </table:table-cell>
          <table:table-cell office:value-type="string" calcext:value-type="string">
            <text:p>200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509646857143" calcext:value-type="float">
            <text:p>120.509646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07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006" meta:object-count="0"/>
    <meta:user-defined meta:name="AppVersion">3.0</meta:user-defined>
  </office:meta>
</office:document-meta>
</file>